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4E0000000000000000DB8080F90BBAFF57.svg" manifest:media-type="image/svg+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text-properties fo:background-color="#ffff00"/>
    </style:style>
    <style:style style:name="P3" style:family="paragraph" style:parent-style-name="Text_20_body">
      <style:paragraph-properties fo:margin-left="0cm" fo:margin-right="0cm" fo:margin-top="0cm" fo:margin-bottom="0cm" style:contextual-spacing="false" fo:orphans="1" fo:text-indent="0cm" style:auto-text-indent="false"/>
      <style:text-properties loext:padding="0cm" loext:border="none"/>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text-properties fo:background-color="#ffff00"/>
    </style:style>
    <style:style style:name="fr1"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 want to predict if a song that enters the billboard charts will become a hit song (i.e. will reach number 1). I have data spanning from 1970 to 2010 and I have calculated different features such as entry position of the songs in the billboard charts, the number of positions climbed, etc. for number one songs. However the distributions look different for each of the decades, is this an impediment for feeding the data into a machine learning model to predict if a song will become number one or can i use all data across different decades?</text:p>
      <text:p text:style-name="Text_20_body">It is not necessarily an impediment to use data from different decades to train a machine learning model, but it is important to consider the potential differences in the data when doing so. For example, if there are significant differences in the way that songs become hits across different decades (e.g. due to changes in music production, distribution, or consumption), then this could affect the performance of your model. In this case, it may be helpful to consider grouping your data by decade and training a separate model for each decade, or including additional features in your model that capture the decade in which the song was released. This can help your model to better understand the differences in the data and make more accurate predictions.</text:p>
      <text:p text:style-name="P3"><draw:frame draw:style-name="fr2" draw:name="Image1" text:anchor-type="as-char" svg:width="2cm" svg:height="1cm" draw:z-index="0"><draw:image xlink:href="Pictures/1000004E0000000000000000DB8080F90BBAFF57.svg" xlink:type="simple" xlink:show="embed" xlink:actuate="onLoad" draw:mime-type="image/svg+xml"/></draw:frame><draw:frame draw:style-name="fr1" draw:name="Image2" text:anchor-type="char" svg:x="0cm" svg:width="0.041cm" svg:height="0.041cm" draw:z-index="1"><draw:image xlink:href="https://chat.openai.com/_next/image?url=https%3A%2F%2Fs.gravatar.com%2Favatar%2Ff0339a7015d22683f5a04d16b870f8de%3Fs%3D480%26r%3Dpg%26d%3Dhttps%253A%252F%252Fcdn.auth0.com%252Favatars%252Foi.png&amp;w=64&amp;q=75" xlink:type="simple" xlink:show="embed" xlink:actuate="onLoad"/><svg:title>oier.villaluenga@gmail.com</svg:title></draw:frame></text:p>
      <text:p text:style-name="P6">what method would you use to statistically determine if the differences in each of the decades are significant? can you point me to links?</text:p>
      <text:p text:style-name="Text_20_body">To statistically determine whether the differences between the decades are significant, you could use a hypothesis test. This is a statistical procedure that involves formulating a null hypothesis (i.e. the assumption that there is no significant difference between the decades) and an alternate hypothesis (i.e. the assumption that there is a significant difference), and then collecting data and calculating a test statistic to determine how likely it is that the null hypothesis is true. If the likelihood is low, then you can reject the null hypothesis and conclude that there is a significant difference between the decades.</text:p>
      <text:p text:style-name="Text_20_body">There are many different hypothesis tests that you could use, depending on the specific type of data and the question you are trying to answer. For example, if you have continuous data (i.e. data that can take any value within a range), you could use a t-test to compare the means of the data across the different decades. If you have categorical data (i.e. data that can only take a limited number of values), you could use a chi-squared test to compare the proportions of the data across the different decades.</text:p>
      <text:p text:style-name="Text_20_body">For more information about hypothesis tests and how to perform them, you can check out the following resources:</text:p>
      <text:list xml:id="list3335422097" text:style-name="L1">
        <text:list-item>
          <text:p text:style-name="P5">Wikipedia: <text:a xlink:type="simple" xlink:href="https://en.wikipedia.org/wiki/Statistical_hypothesis_testing" office:target-frame-name="_new" xlink:show="replace" text:style-name="Internet_20_link" text:visited-style-name="Visited_20_Internet_20_Link">https://en.wikipedia.org/wiki/Statistical_hypothesis_testing</text:a></text:p>
        </text:list-item>
        <text:list-item>
          <text:p text:style-name="P5">Khan Academy: <text:a xlink:type="simple" xlink:href="https://www.khanacademy.org/math/statistics-probability/significance-tests-one-sample" office:target-frame-name="_new" xlink:show="replace" text:style-name="Internet_20_link" text:visited-style-name="Visited_20_Internet_20_Link">https://www.khanacademy.org/math/statistics-probability/significance-tests-one-sample</text:a></text:p>
        </text:list-item>
        <text:list-item>
          <text:p text:style-name="P4">scipy.stats (a Python library for performing statistical analysis): <text:a xlink:type="simple" xlink:href="https://docs.scipy.org/doc/scipy/reference/stats.html" office:target-frame-name="_new" xlink:show="replace" text:style-name="Internet_20_link" text:visited-style-name="Visited_20_Internet_20_Link">https://docs.scipy.org/doc/scipy/reference/stats.html</text:a></text:p>
        </text:list-item>
      </text:list>
      <text:p text:style-name="Text_20_body">These resources should provide a good starting point for learning more about hypothesis tests and how to use them.</text:p>
      <text:p text:style-name="P3"><text:soft-page-break/><draw:frame draw:style-name="fr2" draw:name="Image3" text:anchor-type="as-char" svg:width="2cm" svg:height="1cm" draw:z-index="2"><draw:image xlink:href="Pictures/1000004E0000000000000000DB8080F90BBAFF57.svg" xlink:type="simple" xlink:show="embed" xlink:actuate="onLoad" draw:mime-type="image/svg+xml"/></draw:frame><draw:frame draw:style-name="fr1" draw:name="Image4" text:anchor-type="char" svg:x="0cm" svg:width="0.041cm" svg:height="0.041cm" draw:z-index="3"><draw:image xlink:href="https://chat.openai.com/_next/image?url=https%3A%2F%2Fs.gravatar.com%2Favatar%2Ff0339a7015d22683f5a04d16b870f8de%3Fs%3D480%26r%3Dpg%26d%3Dhttps%253A%252F%252Fcdn.auth0.com%252Favatars%252Foi.png&amp;w=64&amp;q=75" xlink:type="simple" xlink:show="embed" xlink:actuate="onLoad"/><svg:title>oier.villaluenga@gmail.com</svg:title></draw:frame></text:p>
      <text:p text:style-name="P6">can you give me a python code example on how to carry out a t-test between 2 populations or decades?</text:p>
      <text:p text:style-name="Text_20_body">Sure! Here is an example of how you could use the <text:span text:style-name="Source_20_Text">scipy.stats</text:span> library in Python to perform a t-test to compare the means of two populations (in this case, two different decades):</text:p>
      <text:p text:style-name="Preformatted_20_Text"><text:span text:style-name="Source_20_Text"># Import the necessary libraries</text:span></text:p>
      <text:p text:style-name="Preformatted_20_Text"><text:span text:style-name="Source_20_Text">import numpy as np</text:span></text:p>
      <text:p text:style-name="Preformatted_20_Text"><text:span text:style-name="Source_20_Text">from scipy.stats import ttest_ind</text:span></text:p>
      <text:p text:style-name="Preformatted_20_Text"/>
      <text:p text:style-name="Preformatted_20_Text"><text:span text:style-name="Source_20_Text"># Define the data for the two populations</text:span></text:p>
      <text:p text:style-name="Preformatted_20_Text"><text:span text:style-name="Source_20_Text"># (replace with your own data)</text:span></text:p>
      <text:p text:style-name="Preformatted_20_Text"><text:span text:style-name="Source_20_Text">population1 = np.array([3, 5, 7, 9, 11])</text:span></text:p>
      <text:p text:style-name="Preformatted_20_Text"><text:span text:style-name="Source_20_Text">population2 = np.array([1, 2, 3, 4, 5])</text:span></text:p>
      <text:p text:style-name="Preformatted_20_Text"/>
      <text:p text:style-name="Preformatted_20_Text"><text:span text:style-name="Source_20_Text"># Perform the t-test to compare the means of the two populations</text:span></text:p>
      <text:p text:style-name="Preformatted_20_Text"><text:span text:style-name="Source_20_Text">t_statistic, p_value = ttest_ind(population1, population2)</text:span></text:p>
      <text:p text:style-name="Preformatted_20_Text"/>
      <text:p text:style-name="Preformatted_20_Text"><text:span text:style-name="Source_20_Text"># Print the results of the t-test</text:span></text:p>
      <text:p text:style-name="Preformatted_20_Text"><text:span text:style-name="Source_20_Text">print("t-statistic: ", t_statistic)</text:span></text:p>
      <text:p text:style-name="Preformatted_20_Text"><text:span text:style-name="Source_20_Text">print("p-value: ", p_value)</text:span></text:p>
      <text:p text:style-name="Preformatted_20_Text"/>
      <text:p text:style-name="Preformatted_20_Text"><text:span text:style-name="Source_20_Text"># Interpret the results</text:span></text:p>
      <text:p text:style-name="Preformatted_20_Text"><text:span text:style-name="Source_20_Text">if p_value &lt; 0.05:</text:span></text:p>
      <text:p text:style-name="Preformatted_20_Text"><text:span text:style-name="Source_20_Text"><text:s text:c="4"/>print("The difference in means is statistically significant.")</text:span></text:p>
      <text:p text:style-name="Preformatted_20_Text"><text:span text:style-name="Source_20_Text">else:</text:span></text:p>
      <text:p text:style-name="P1"><text:span text:style-name="Source_20_Text"><text:s text:c="4"/>print("The difference in means is not statistically significant.")</text:span></text:p>
      <text:p text:style-name="Text_20_body">In this example, the <text:span text:style-name="Source_20_Text">ttest_ind()</text:span> function from the <text:span text:style-name="Source_20_Text">scipy.stats</text:span> library is used to perform a t-test to compare the means of the two populations. The function returns a t-statistic and a p-value, which can be used to determine whether the difference in means is statistically significant (i.e. whether it is unlikely to have occurred by chance). A p-value less than 0.05 is typically considered to be statistically significant, so if the p-value in this example is less than 0.05, then we can conclude that there is a statistically significant difference in the means of the two populations.</text:p>
      <text:p text:style-name="Text_20_body">I hope this helps! Let me know if you have any other question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6T08:11:53.799000000</dc:date>
    <meta:editing-duration>PT24S</meta:editing-duration>
    <meta:editing-cycles>1</meta:editing-cycles>
    <meta:document-statistic meta:table-count="0" meta:image-count="4" meta:object-count="0" meta:page-count="2" meta:paragraph-count="33" meta:word-count="747" meta:character-count="4662" meta:non-whitespace-character-count="3941"/>
    <meta:generator>LibreOffice/7.3.3.2$Windows_X86_64 LibreOffice_project/d1d0ea68f081ee2800a922cac8f79445e4603348</meta:generator>
  </office:meta>
</office:document-meta>
</file>